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8.61mm"/>
    </style:style>
    <style:style style:name="co11" style:family="table-column">
      <style:table-column-properties fo:break-before="auto" style:column-width="14.16mm"/>
    </style:style>
    <style:style style:name="co12" style:family="table-column">
      <style:table-column-properties fo:break-before="auto" style:column-width="13.28mm"/>
    </style:style>
    <style:style style:name="co13" style:family="table-column">
      <style:table-column-properties fo:break-before="auto" style:column-width="17.27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20.37mm"/>
    </style:style>
    <style:style style:name="co16" style:family="table-column">
      <style:table-column-properties fo:break-before="auto" style:column-width="18.38mm"/>
    </style:style>
    <style:style style:name="co17" style:family="table-column">
      <style:table-column-properties fo:break-before="auto" style:column-width="16.16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3.95mm"/>
    </style:style>
    <style:style style:name="co20" style:family="table-column">
      <style:table-column-properties fo:break-before="auto" style:column-width="13.07mm"/>
    </style:style>
    <style:style style:name="co21" style:family="table-column">
      <style:table-column-properties fo:break-before="auto" style:column-width="23.25mm"/>
    </style:style>
    <style:style style:name="co22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7" table:default-cell-style-name="ce19"/>
        <table:table-column table:style-name="co11" table:default-cell-style-name="ce19"/>
        <table:table-column table:style-name="co15" table:default-cell-style-name="ce19"/>
        <table:table-column table:style-name="co7" table:default-cell-style-name="ce19"/>
        <table:table-column table:style-name="co16" table:default-cell-style-name="ce19"/>
        <table:table-column table:style-name="co7" table:default-cell-style-name="ce19"/>
        <table:table-column table:style-name="co8" table:default-cell-style-name="ce19"/>
        <table:table-column table:style-name="co17" table:default-cell-style-name="ce19"/>
        <table:table-column table:style-name="co6" table:default-cell-style-name="ce19"/>
        <table:table-column table:style-name="co18" table:default-cell-style-name="ce19"/>
        <table:table-column table:style-name="co11" table:default-cell-style-name="ce19"/>
        <table:table-column table:style-name="co19" table:default-cell-style-name="ce19"/>
        <table:table-column table:style-name="co9" table:default-cell-style-name="ce19"/>
        <table:table-column table:style-name="co18" table:default-cell-style-name="ce19"/>
        <table:table-column table:style-name="co12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number-columns-repeated="226" table:default-cell-style-name="ce19"/>
        <table:table-column table:style-name="co2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0 年 6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102846" calcext:value-type="float">
            <text:p><text:s text:c="3"/>102,846</text:p>
          </table:table-cell>
          <table:table-cell table:style-name="ce36" office:value-type="float" office:value="3858" calcext:value-type="float">
            <text:p><text:s text:c="3"/>3,858</text:p>
          </table:table-cell>
          <table:table-cell table:style-name="ce36" office:value-type="float" office:value="9913" calcext:value-type="float">
            <text:p><text:s text:c="3"/>9,913</text:p>
          </table:table-cell>
          <table:table-cell table:style-name="ce36" office:value-type="float" office:value="7131" calcext:value-type="float">
            <text:p><text:s text:c="3"/>7,131</text:p>
          </table:table-cell>
          <table:table-cell table:style-name="ce36" office:value-type="float" office:value="3429" calcext:value-type="float">
            <text:p><text:s text:c="3"/>3,429</text:p>
          </table:table-cell>
          <table:table-cell table:style-name="ce36" office:value-type="float" office:value="2162" calcext:value-type="float">
            <text:p><text:s text:c="3"/>2,162</text:p>
          </table:table-cell>
          <table:table-cell table:style-name="ce36" office:value-type="float" office:value="3771" calcext:value-type="float">
            <text:p><text:s text:c="3"/>3,771</text:p>
          </table:table-cell>
          <table:table-cell table:style-name="ce36" office:value-type="float" office:value="12862" calcext:value-type="float">
            <text:p><text:s text:c="3"/>12,862</text:p>
          </table:table-cell>
          <table:table-cell table:style-name="ce36" office:value-type="float" office:value="335" calcext:value-type="float">
            <text:p><text:s text:c="3"/>335</text:p>
          </table:table-cell>
          <table:table-cell table:style-name="ce38" office:value-type="float" office:value="2" calcext:value-type="float">
            <text:p>2</text:p>
          </table:table-cell>
          <table:table-cell table:style-name="ce36" office:value-type="float" office:value="7228" calcext:value-type="float">
            <text:p><text:s text:c="3"/>7,228</text:p>
          </table:table-cell>
          <table:table-cell table:style-name="ce36" office:value-type="float" office:value="49405" calcext:value-type="float">
            <text:p><text:s text:c="3"/>49,405</text:p>
          </table:table-cell>
          <table:table-cell table:style-name="ce36" office:value-type="float" office:value="2737" calcext:value-type="float">
            <text:p><text:s text:c="3"/>2,737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00665" calcext:value-type="float">
            <text:p><text:s text:c="3"/>100,665</text:p>
          </table:table-cell>
          <table:table-cell table:style-name="ce36" office:value-type="float" office:value="4368" calcext:value-type="float">
            <text:p><text:s text:c="3"/>4,368</text:p>
          </table:table-cell>
          <table:table-cell table:style-name="ce36" office:value-type="float" office:value="10120" calcext:value-type="float">
            <text:p><text:s text:c="3"/>10,120</text:p>
          </table:table-cell>
          <table:table-cell table:style-name="ce36" office:value-type="float" office:value="8803" calcext:value-type="float">
            <text:p><text:s text:c="3"/>8,803</text:p>
          </table:table-cell>
          <table:table-cell table:style-name="ce36" office:value-type="float" office:value="4207" calcext:value-type="float">
            <text:p><text:s text:c="3"/>4,207</text:p>
          </table:table-cell>
          <table:table-cell table:style-name="ce36" office:value-type="float" office:value="3308" calcext:value-type="float">
            <text:p><text:s text:c="3"/>3,308</text:p>
          </table:table-cell>
          <table:table-cell table:style-name="ce36" office:value-type="float" office:value="3021" calcext:value-type="float">
            <text:p><text:s text:c="3"/>3,021</text:p>
          </table:table-cell>
          <table:table-cell table:style-name="ce36" office:value-type="float" office:value="9446" calcext:value-type="float">
            <text:p><text:s text:c="3"/>9,446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7230" calcext:value-type="float">
            <text:p><text:s text:c="3"/>7,230</text:p>
          </table:table-cell>
          <table:table-cell table:style-name="ce36" office:value-type="float" office:value="49407" calcext:value-type="float">
            <text:p><text:s text:c="3"/>49,407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7" office:value-type="float" office:value="2181" calcext:value-type="float">
            <text:p>2,181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5833" calcext:value-type="float">
            <text:p><text:s text:c="3"/>45,833</text:p>
          </table:table-cell>
          <table:table-cell table:style-name="ce36" office:value-type="float" office:value="1784" calcext:value-type="float">
            <text:p><text:s text:c="3"/>1,784</text:p>
          </table:table-cell>
          <table:table-cell table:style-name="ce36" office:value-type="float" office:value="4695" calcext:value-type="float">
            <text:p><text:s text:c="3"/>4,695</text:p>
          </table:table-cell>
          <table:table-cell table:style-name="ce36" office:value-type="float" office:value="3288" calcext:value-type="float">
            <text:p><text:s text:c="3"/>3,288</text:p>
          </table:table-cell>
          <table:table-cell table:style-name="ce36" office:value-type="float" office:value="1480" calcext:value-type="float">
            <text:p><text:s text:c="3"/>1,480</text:p>
          </table:table-cell>
          <table:table-cell table:style-name="ce36" office:value-type="float" office:value="956" calcext:value-type="float">
            <text:p><text:s text:c="3"/>956</text:p>
          </table:table-cell>
          <table:table-cell table:style-name="ce36" office:value-type="float" office:value="1743" calcext:value-type="float">
            <text:p><text:s text:c="3"/>1,743</text:p>
          </table:table-cell>
          <table:table-cell table:style-name="ce36" office:value-type="float" office:value="5901" calcext:value-type="float">
            <text:p><text:s text:c="3"/>5,901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9" office:value-type="float" office:value="1" calcext:value-type="float">
            <text:p>1</text:p>
          </table:table-cell>
          <table:table-cell table:style-name="ce36" office:value-type="float" office:value="3260" calcext:value-type="float">
            <text:p><text:s text:c="3"/>3,260</text:p>
          </table:table-cell>
          <table:table-cell table:style-name="ce36" office:value-type="float" office:value="22083" calcext:value-type="float">
            <text:p><text:s text:c="3"/>22,083</text:p>
          </table:table-cell>
          <table:table-cell table:style-name="ce36" office:value-type="float" office:value="444" calcext:value-type="float">
            <text:p><text:s text:c="3"/>4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5622" calcext:value-type="float">
            <text:p><text:s text:c="3"/>45,622</text:p>
          </table:table-cell>
          <table:table-cell table:style-name="ce36" office:value-type="float" office:value="2005" calcext:value-type="float">
            <text:p><text:s text:c="3"/>2,005</text:p>
          </table:table-cell>
          <table:table-cell table:style-name="ce36" office:value-type="float" office:value="4489" calcext:value-type="float">
            <text:p><text:s text:c="3"/>4,489</text:p>
          </table:table-cell>
          <table:table-cell table:style-name="ce36" office:value-type="float" office:value="4127" calcext:value-type="float">
            <text:p><text:s text:c="3"/>4,127</text:p>
          </table:table-cell>
          <table:table-cell table:style-name="ce36" office:value-type="float" office:value="1927" calcext:value-type="float">
            <text:p><text:s text:c="3"/>1,927</text:p>
          </table:table-cell>
          <table:table-cell table:style-name="ce36" office:value-type="float" office:value="1530" calcext:value-type="float">
            <text:p><text:s text:c="3"/>1,530</text:p>
          </table:table-cell>
          <table:table-cell table:style-name="ce36" office:value-type="float" office:value="1379" calcext:value-type="float">
            <text:p><text:s text:c="3"/>1,379</text:p>
          </table:table-cell>
          <table:table-cell table:style-name="ce36" office:value-type="float" office:value="4469" calcext:value-type="float">
            <text:p><text:s text:c="3"/>4,469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260" calcext:value-type="float">
            <text:p><text:s text:c="3"/>3,260</text:p>
          </table:table-cell>
          <table:table-cell table:style-name="ce36" office:value-type="float" office:value="22083" calcext:value-type="float">
            <text:p><text:s text:c="3"/>22,083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58" office:value-type="float" office:value="211" calcext:value-type="float">
            <text:p>211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7013" calcext:value-type="float">
            <text:p><text:s text:c="3"/>57,013</text:p>
          </table:table-cell>
          <table:table-cell table:style-name="ce37" office:value-type="float" office:value="2074" calcext:value-type="float">
            <text:p><text:s text:c="3"/>2,074</text:p>
          </table:table-cell>
          <table:table-cell table:style-name="ce37" office:value-type="float" office:value="5218" calcext:value-type="float">
            <text:p><text:s text:c="3"/>5,218</text:p>
          </table:table-cell>
          <table:table-cell table:style-name="ce37" office:value-type="float" office:value="3843" calcext:value-type="float">
            <text:p><text:s text:c="3"/>3,843</text:p>
          </table:table-cell>
          <table:table-cell table:style-name="ce37" office:value-type="float" office:value="1949" calcext:value-type="float">
            <text:p><text:s text:c="3"/>1,949</text:p>
          </table:table-cell>
          <table:table-cell table:style-name="ce37" office:value-type="float" office:value="1206" calcext:value-type="float">
            <text:p><text:s text:c="3"/>1,206</text:p>
          </table:table-cell>
          <table:table-cell table:style-name="ce37" office:value-type="float" office:value="2028" calcext:value-type="float">
            <text:p><text:s text:c="3"/>2,028</text:p>
          </table:table-cell>
          <table:table-cell table:style-name="ce37" office:value-type="float" office:value="6961" calcext:value-type="float">
            <text:p><text:s text:c="3"/>6,961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3968" calcext:value-type="float">
            <text:p><text:s text:c="3"/>3,968</text:p>
          </table:table-cell>
          <table:table-cell table:style-name="ce37" office:value-type="float" office:value="27322" calcext:value-type="float">
            <text:p><text:s text:c="3"/>27,322</text:p>
          </table:table-cell>
          <table:table-cell table:style-name="ce37" office:value-type="float" office:value="2293" calcext:value-type="float">
            <text:p><text:s text:c="3"/>2,29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5043" calcext:value-type="float">
            <text:p><text:s text:c="3"/>55,043</text:p>
          </table:table-cell>
          <table:table-cell table:style-name="ce37" office:value-type="float" office:value="2363" calcext:value-type="float">
            <text:p><text:s text:c="3"/>2,363</text:p>
          </table:table-cell>
          <table:table-cell table:style-name="ce37" office:value-type="float" office:value="5631" calcext:value-type="float">
            <text:p><text:s text:c="3"/>5,631</text:p>
          </table:table-cell>
          <table:table-cell table:style-name="ce37" office:value-type="float" office:value="4676" calcext:value-type="float">
            <text:p><text:s text:c="3"/>4,676</text:p>
          </table:table-cell>
          <table:table-cell table:style-name="ce37" office:value-type="float" office:value="2280" calcext:value-type="float">
            <text:p><text:s text:c="3"/>2,280</text:p>
          </table:table-cell>
          <table:table-cell table:style-name="ce37" office:value-type="float" office:value="1778" calcext:value-type="float">
            <text:p><text:s text:c="3"/>1,778</text:p>
          </table:table-cell>
          <table:table-cell table:style-name="ce37" office:value-type="float" office:value="1642" calcext:value-type="float">
            <text:p><text:s text:c="3"/>1,642</text:p>
          </table:table-cell>
          <table:table-cell table:style-name="ce37" office:value-type="float" office:value="4977" calcext:value-type="float">
            <text:p><text:s text:c="3"/>4,977</text:p>
          </table:table-cell>
          <table:table-cell table:style-name="ce37" office:value-type="float" office:value="363" calcext:value-type="float">
            <text:p><text:s text:c="3"/>363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970" calcext:value-type="float">
            <text:p><text:s text:c="3"/>3,970</text:p>
          </table:table-cell>
          <table:table-cell table:style-name="ce37" office:value-type="float" office:value="27324" calcext:value-type="float">
            <text:p><text:s text:c="3"/>27,324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59" office:value-type="float" office:value="1970" calcext:value-type="float">
            <text:p>1,970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9190" calcext:value-type="float">
            <text:p>19,190</text:p>
          </table:table-cell>
          <table:table-cell table:style-name="ce38" office:value-type="float" office:value="806" calcext:value-type="float">
            <text:p>80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772" calcext:value-type="float">
            <text:p>4,772</text:p>
          </table:table-cell>
          <table:table-cell table:style-name="ce38" office:value-type="float" office:value="417" calcext:value-type="float">
            <text:p>417</text:p>
          </table:table-cell>
          <table:table-cell table:style-name="ce38" office:value-type="float" office:value="313" calcext:value-type="float">
            <text:p>313</text:p>
          </table:table-cell>
          <table:table-cell table:style-name="ce38" office:value-type="float" office:value="408" calcext:value-type="float">
            <text:p>408</text:p>
          </table:table-cell>
          <table:table-cell table:style-name="ce38" office:value-type="float" office:value="4121" calcext:value-type="float">
            <text:p>4,121</text:p>
          </table:table-cell>
          <table:table-cell table:style-name="ce38" office:value-type="float" office:value="90" calcext:value-type="float">
            <text:p>9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728" calcext:value-type="float">
            <text:p>7,728</text:p>
          </table:table-cell>
          <table:table-cell table:style-name="ce38" office:value-type="float" office:value="534" calcext:value-type="float">
            <text:p>53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8665" calcext:value-type="float">
            <text:p>18,665</text:p>
          </table:table-cell>
          <table:table-cell table:style-name="ce38" office:value-type="float" office:value="1014" calcext:value-type="float">
            <text:p>1,01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193" calcext:value-type="float">
            <text:p>5,193</text:p>
          </table:table-cell>
          <table:table-cell table:style-name="ce38" office:value-type="float" office:value="445" calcext:value-type="float">
            <text:p>445</text:p>
          </table:table-cell>
          <table:table-cell table:style-name="ce38" office:value-type="float" office:value="306" calcext:value-type="float">
            <text:p>306</text:p>
          </table:table-cell>
          <table:table-cell table:style-name="ce38" office:value-type="float" office:value="282" calcext:value-type="float">
            <text:p>282</text:p>
          </table:table-cell>
          <table:table-cell table:style-name="ce38" office:value-type="float" office:value="3459" calcext:value-type="float">
            <text:p>3,459</text:p>
          </table:table-cell>
          <table:table-cell table:style-name="ce38" office:value-type="float" office:value="228" calcext:value-type="float">
            <text:p>22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728" calcext:value-type="float">
            <text:p>7,72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525" calcext:value-type="float">
            <text:p>525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8403" calcext:value-type="float">
            <text:p>8,403</text:p>
          </table:table-cell>
          <table:table-cell table:style-name="ce39" office:value-type="float" office:value="376" calcext:value-type="float">
            <text:p>37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170" calcext:value-type="float">
            <text:p>2,170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179" calcext:value-type="float">
            <text:p>179</text:p>
          </table:table-cell>
          <table:table-cell table:style-name="ce39" office:value-type="float" office:value="1800" calcext:value-type="float">
            <text:p>1,800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31" calcext:value-type="float">
            <text:p>3,431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600" calcext:value-type="float">
            <text:p>8,600</text:p>
          </table:table-cell>
          <table:table-cell table:style-name="ce39" office:value-type="float" office:value="470" calcext:value-type="float">
            <text:p>47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28" calcext:value-type="float">
            <text:p>2,428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1693" calcext:value-type="float">
            <text:p>1,693</text:p>
          </table:table-cell>
          <table:table-cell table:style-name="ce39" office:value-type="float" office:value="95" calcext:value-type="float">
            <text:p>9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31" calcext:value-type="float">
            <text:p>3,43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61" office:value-type="float" office:value="-197" calcext:value-type="float">
            <text:p><text:s text:c="7"/>－197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10787" calcext:value-type="float">
            <text:p>10,787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02" calcext:value-type="float">
            <text:p>2,602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2321" calcext:value-type="float">
            <text:p>2,321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97" calcext:value-type="float">
            <text:p>4,297</text:p>
          </table:table-cell>
          <table:table-cell table:style-name="ce40" office:value-type="float" office:value="428" calcext:value-type="float">
            <text:p>42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065" calcext:value-type="float">
            <text:p>10,065</text:p>
          </table:table-cell>
          <table:table-cell table:style-name="ce40" office:value-type="float" office:value="544" calcext:value-type="float">
            <text:p>54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65" calcext:value-type="float">
            <text:p>2,765</text:p>
          </table:table-cell>
          <table:table-cell table:style-name="ce40" office:value-type="float" office:value="247" calcext:value-type="float">
            <text:p>247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766" calcext:value-type="float">
            <text:p>1,766</text:p>
          </table:table-cell>
          <table:table-cell table:style-name="ce40" office:value-type="float" office:value="133" calcext:value-type="float">
            <text:p>13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97" calcext:value-type="float">
            <text:p>4,29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722" calcext:value-type="float">
            <text:p>722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5742" calcext:value-type="float">
            <text:p>15,742</text:p>
          </table:table-cell>
          <table:table-cell table:style-name="ce38" office:value-type="float" office:value="1337" calcext:value-type="float">
            <text:p>1,337</text:p>
          </table:table-cell>
          <table:table-cell table:style-name="ce38" office:value-type="float" office:value="5193" calcext:value-type="float">
            <text:p>5,1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8" calcext:value-type="float">
            <text:p>428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331" calcext:value-type="float">
            <text:p>331</text:p>
          </table:table-cell>
          <table:table-cell table:style-name="ce38" office:value-type="float" office:value="2578" calcext:value-type="float">
            <text:p>2,578</text:p>
          </table:table-cell>
          <table:table-cell table:style-name="ce38" office:value-type="float" office:value="42" calcext:value-type="float">
            <text:p>4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163" calcext:value-type="float">
            <text:p>5,163</text:p>
          </table:table-cell>
          <table:table-cell table:style-name="ce38" office:value-type="float" office:value="436" calcext:value-type="float">
            <text:p>43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3781" calcext:value-type="float">
            <text:p>13,781</text:p>
          </table:table-cell>
          <table:table-cell table:style-name="ce38" office:value-type="float" office:value="1475" calcext:value-type="float">
            <text:p>1,475</text:p>
          </table:table-cell>
          <table:table-cell table:style-name="ce38" office:value-type="float" office:value="4771" calcext:value-type="float">
            <text:p>4,77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9" calcext:value-type="float">
            <text:p>309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202" calcext:value-type="float">
            <text:p>202</text:p>
          </table:table-cell>
          <table:table-cell table:style-name="ce38" office:value-type="float" office:value="1626" calcext:value-type="float">
            <text:p>1,626</text:p>
          </table:table-cell>
          <table:table-cell table:style-name="ce38" office:value-type="float" office:value="57" calcext:value-type="float">
            <text:p>5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163" calcext:value-type="float">
            <text:p>5,163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1961" calcext:value-type="float">
            <text:p>1,961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164" calcext:value-type="float">
            <text:p>7,164</text:p>
          </table:table-cell>
          <table:table-cell table:style-name="ce39" office:value-type="float" office:value="580" calcext:value-type="float">
            <text:p>580</text:p>
          </table:table-cell>
          <table:table-cell table:style-name="ce39" office:value-type="float" office:value="2428" calcext:value-type="float">
            <text:p>2,42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1235" calcext:value-type="float">
            <text:p>1,235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326" calcext:value-type="float">
            <text:p>2,326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266" calcext:value-type="float">
            <text:p>6,266</text:p>
          </table:table-cell>
          <table:table-cell table:style-name="ce39" office:value-type="float" office:value="650" calcext:value-type="float">
            <text:p>650</text:p>
          </table:table-cell>
          <table:table-cell table:style-name="ce39" office:value-type="float" office:value="2169" calcext:value-type="float">
            <text:p>2,16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791" calcext:value-type="float">
            <text:p>791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326" calcext:value-type="float">
            <text:p>2,32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898" calcext:value-type="float">
            <text:p>898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8578" calcext:value-type="float">
            <text:p>8,578</text:p>
          </table:table-cell>
          <table:table-cell table:style-name="ce40" office:value-type="float" office:value="757" calcext:value-type="float">
            <text:p>757</text:p>
          </table:table-cell>
          <table:table-cell table:style-name="ce40" office:value-type="float" office:value="2765" calcext:value-type="float">
            <text:p>2,76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343" calcext:value-type="float">
            <text:p>1,343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837" calcext:value-type="float">
            <text:p>2,837</text:p>
          </table:table-cell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7515" calcext:value-type="float">
            <text:p>7,515</text:p>
          </table:table-cell>
          <table:table-cell table:style-name="ce40" office:value-type="float" office:value="825" calcext:value-type="float">
            <text:p>825</text:p>
          </table:table-cell>
          <table:table-cell table:style-name="ce40" office:value-type="float" office:value="2602" calcext:value-type="float">
            <text:p>2,60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835" calcext:value-type="float">
            <text:p>835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837" calcext:value-type="float">
            <text:p>2,83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1063" calcext:value-type="float">
            <text:p>1,063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2945" calcext:value-type="float">
            <text:p>12,945</text:p>
          </table:table-cell>
          <table:table-cell table:style-name="ce38" office:value-type="float" office:value="359" calcext:value-type="float">
            <text:p>359</text:p>
          </table:table-cell>
          <table:table-cell table:style-name="ce38" office:value-type="float" office:value="445" calcext:value-type="float">
            <text:p>445</text:p>
          </table:table-cell>
          <table:table-cell table:style-name="ce38" office:value-type="float" office:value="309" calcext:value-type="float">
            <text:p>30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4" calcext:value-type="float">
            <text:p>194</text:p>
          </table:table-cell>
          <table:table-cell table:style-name="ce38" office:value-type="float" office:value="322" calcext:value-type="float">
            <text:p>322</text:p>
          </table:table-cell>
          <table:table-cell table:style-name="ce38" office:value-type="float" office:value="2899" calcext:value-type="float">
            <text:p>2,899</text:p>
          </table:table-cell>
          <table:table-cell table:style-name="ce38" office:value-type="float" office:value="38" calcext:value-type="float">
            <text:p>3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093" calcext:value-type="float">
            <text:p>8,093</text:p>
          </table:table-cell>
          <table:table-cell table:style-name="ce38" office:value-type="float" office:value="284" calcext:value-type="float">
            <text:p>28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1880" calcext:value-type="float">
            <text:p>11,880</text:p>
          </table:table-cell>
          <table:table-cell table:style-name="ce38" office:value-type="float" office:value="351" calcext:value-type="float">
            <text:p>351</text:p>
          </table:table-cell>
          <table:table-cell table:style-name="ce38" office:value-type="float" office:value="417" calcext:value-type="float">
            <text:p>417</text:p>
          </table:table-cell>
          <table:table-cell table:style-name="ce38" office:value-type="float" office:value="428" calcext:value-type="float">
            <text:p>4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246" calcext:value-type="float">
            <text:p>246</text:p>
          </table:table-cell>
          <table:table-cell table:style-name="ce38" office:value-type="float" office:value="2054" calcext:value-type="float">
            <text:p>2,054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093" calcext:value-type="float">
            <text:p>8,09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63" office:value-type="float" office:value="1065" calcext:value-type="float">
            <text:p>1,065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682" calcext:value-type="float">
            <text:p>5,682</text:p>
          </table:table-cell>
          <table:table-cell table:style-name="ce39" office:value-type="float" office:value="166" calcext:value-type="float">
            <text:p>166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1331" calcext:value-type="float">
            <text:p>1,331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48" calcext:value-type="float">
            <text:p>3,548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178" calcext:value-type="float">
            <text:p>5,178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874" calcext:value-type="float">
            <text:p>874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48" calcext:value-type="float">
            <text:p>3,548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4" office:value-type="float" office:value="504" calcext:value-type="float">
            <text:p>504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7263" calcext:value-type="float">
            <text:p>7,263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247" calcext:value-type="float">
            <text:p>247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568" calcext:value-type="float">
            <text:p>1,568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545" calcext:value-type="float">
            <text:p>4,545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702" calcext:value-type="float">
            <text:p>6,7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1180" calcext:value-type="float">
            <text:p>1,180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545" calcext:value-type="float">
            <text:p>4,54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561" calcext:value-type="float">
            <text:p>561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8002" calcext:value-type="float">
            <text:p>8,002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306" calcext:value-type="float">
            <text:p>306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17" calcext:value-type="float">
            <text:p>1,217</text:p>
          </table:table-cell>
          <table:table-cell table:style-name="ce38" office:value-type="float" office:value="1362" calcext:value-type="float">
            <text:p>1,362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367" calcext:value-type="float">
            <text:p>4,367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713" calcext:value-type="float">
            <text:p>6,713</text:p>
          </table:table-cell>
          <table:table-cell table:style-name="ce38" office:value-type="float" office:value="181" calcext:value-type="float">
            <text:p>181</text:p>
          </table:table-cell>
          <table:table-cell table:style-name="ce38" office:value-type="float" office:value="313" calcext:value-type="float">
            <text:p>313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194" calcext:value-type="float">
            <text:p>19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08" calcext:value-type="float">
            <text:p>608</text:p>
          </table:table-cell>
          <table:table-cell table:style-name="ce38" office:value-type="float" office:value="782" calcext:value-type="float">
            <text:p>782</text:p>
          </table:table-cell>
          <table:table-cell table:style-name="ce38" office:value-type="float" office:value="33" calcext:value-type="float">
            <text:p>3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367" calcext:value-type="float">
            <text:p>4,36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1289" calcext:value-type="float">
            <text:p>1,289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575" calcext:value-type="float">
            <text:p>3,575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47" calcext:value-type="float">
            <text:p>547</text:p>
          </table:table-cell>
          <table:table-cell table:style-name="ce39" office:value-type="float" office:value="634" calcext:value-type="float">
            <text:p>634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48" calcext:value-type="float">
            <text:p>1,948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92" calcext:value-type="float">
            <text:p>2,99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1" calcext:value-type="float">
            <text:p>261</text:p>
          </table:table-cell>
          <table:table-cell table:style-name="ce39" office:value-type="float" office:value="371" calcext:value-type="float">
            <text:p>371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48" calcext:value-type="float">
            <text:p>1,948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4" office:value-type="float" office:value="583" calcext:value-type="float">
            <text:p>583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4427" calcext:value-type="float">
            <text:p>4,427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70" calcext:value-type="float">
            <text:p>670</text:p>
          </table:table-cell>
          <table:table-cell table:style-name="ce40" office:value-type="float" office:value="728" calcext:value-type="float">
            <text:p>728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19" calcext:value-type="float">
            <text:p>2,419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21" calcext:value-type="float">
            <text:p>3,721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411" calcext:value-type="float">
            <text:p>411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19" calcext:value-type="float">
            <text:p>2,41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706" calcext:value-type="float">
            <text:p>706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2077" calcext:value-type="float">
            <text:p>12,077</text:p>
          </table:table-cell>
          <table:table-cell table:style-name="ce38" office:value-type="float" office:value="344" calcext:value-type="float">
            <text:p>344</text:p>
          </table:table-cell>
          <table:table-cell table:style-name="ce38" office:value-type="float" office:value="282" calcext:value-type="float">
            <text:p>282</text:p>
          </table:table-cell>
          <table:table-cell table:style-name="ce38" office:value-type="float" office:value="202" calcext:value-type="float">
            <text:p>202</text:p>
          </table:table-cell>
          <table:table-cell table:style-name="ce38" office:value-type="float" office:value="246" calcext:value-type="float">
            <text:p>246</text:p>
          </table:table-cell>
          <table:table-cell table:style-name="ce38" office:value-type="float" office:value="608" calcext:value-type="float">
            <text:p>60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53" calcext:value-type="float">
            <text:p>1,653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424" calcext:value-type="float">
            <text:p>8,424</text:p>
          </table:table-cell>
          <table:table-cell table:style-name="ce38" office:value-type="float" office:value="283" calcext:value-type="float">
            <text:p>28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2584" calcext:value-type="float">
            <text:p>12,584</text:p>
          </table:table-cell>
          <table:table-cell table:style-name="ce38" office:value-type="float" office:value="379" calcext:value-type="float">
            <text:p>379</text:p>
          </table:table-cell>
          <table:table-cell table:style-name="ce38" office:value-type="float" office:value="408" calcext:value-type="float">
            <text:p>408</text:p>
          </table:table-cell>
          <table:table-cell table:style-name="ce38" office:value-type="float" office:value="331" calcext:value-type="float">
            <text:p>331</text:p>
          </table:table-cell>
          <table:table-cell table:style-name="ce38" office:value-type="float" office:value="322" calcext:value-type="float">
            <text:p>322</text:p>
          </table:table-cell>
          <table:table-cell table:style-name="ce38" office:value-type="float" office:value="1217" calcext:value-type="float">
            <text:p>1,2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24" calcext:value-type="float">
            <text:p>1,424</text:p>
          </table:table-cell>
          <table:table-cell table:style-name="ce38" office:value-type="float" office:value="69" calcext:value-type="float">
            <text:p>6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424" calcext:value-type="float">
            <text:p>8,424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-507" calcext:value-type="float">
            <text:p><text:s text:c="7"/>－507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470" calcext:value-type="float">
            <text:p>5,470</text:p>
          </table:table-cell>
          <table:table-cell table:style-name="ce39" office:value-type="float" office:value="171" calcext:value-type="float">
            <text:p>171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261" calcext:value-type="float">
            <text:p>26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71" calcext:value-type="float">
            <text:p>771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73" calcext:value-type="float">
            <text:p>3,873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805" calcext:value-type="float">
            <text:p>5,805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179" calcext:value-type="float">
            <text:p>179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547" calcext:value-type="float">
            <text:p>54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73" calcext:value-type="float">
            <text:p>3,87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-335" calcext:value-type="float">
            <text:p><text:s text:c="7"/>－335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6607" calcext:value-type="float">
            <text:p>6,607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82" calcext:value-type="float">
            <text:p>882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551" calcext:value-type="float">
            <text:p>4,551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779" calcext:value-type="float">
            <text:p>6,779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670" calcext:value-type="float">
            <text:p>67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48" calcext:value-type="float">
            <text:p>748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551" calcext:value-type="float">
            <text:p>4,551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-172" calcext:value-type="float">
            <text:p><text:s text:c="7"/>－172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4002" calcext:value-type="float">
            <text:p>34,002</text:p>
          </table:table-cell>
          <table:table-cell table:style-name="ce38" office:value-type="float" office:value="854" calcext:value-type="float">
            <text:p>854</text:p>
          </table:table-cell>
          <table:table-cell table:style-name="ce38" office:value-type="float" office:value="3459" calcext:value-type="float">
            <text:p>3,459</text:p>
          </table:table-cell>
          <table:table-cell table:style-name="ce38" office:value-type="float" office:value="1626" calcext:value-type="float">
            <text:p>1,626</text:p>
          </table:table-cell>
          <table:table-cell table:style-name="ce38" office:value-type="float" office:value="2054" calcext:value-type="float">
            <text:p>2,054</text:p>
          </table:table-cell>
          <table:table-cell table:style-name="ce38" office:value-type="float" office:value="782" calcext:value-type="float">
            <text:p>782</text:p>
          </table:table-cell>
          <table:table-cell table:style-name="ce38" office:value-type="float" office:value="1424" calcext:value-type="float">
            <text:p>1,4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7224" calcext:value-type="float">
            <text:p>7,224</text:p>
          </table:table-cell>
          <table:table-cell table:style-name="ce38" office:value-type="float" office:value="15461" calcext:value-type="float">
            <text:p>15,461</text:p>
          </table:table-cell>
          <table:table-cell table:style-name="ce38" office:value-type="float" office:value="1012" calcext:value-type="float">
            <text:p>1,01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36527" calcext:value-type="float">
            <text:p>36,527</text:p>
          </table:table-cell>
          <table:table-cell table:style-name="ce38" office:value-type="float" office:value="961" calcext:value-type="float">
            <text:p>961</text:p>
          </table:table-cell>
          <table:table-cell table:style-name="ce38" office:value-type="float" office:value="4121" calcext:value-type="float">
            <text:p>4,121</text:p>
          </table:table-cell>
          <table:table-cell table:style-name="ce38" office:value-type="float" office:value="2577" calcext:value-type="float">
            <text:p>2,577</text:p>
          </table:table-cell>
          <table:table-cell table:style-name="ce38" office:value-type="float" office:value="2899" calcext:value-type="float">
            <text:p>2,899</text:p>
          </table:table-cell>
          <table:table-cell table:style-name="ce38" office:value-type="float" office:value="1362" calcext:value-type="float">
            <text:p>1,362</text:p>
          </table:table-cell>
          <table:table-cell table:style-name="ce38" office:value-type="float" office:value="1653" calcext:value-type="float">
            <text:p>1,65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226" calcext:value-type="float">
            <text:p>7,226</text:p>
          </table:table-cell>
          <table:table-cell table:style-name="ce38" office:value-type="float" office:value="15463" calcext:value-type="float">
            <text:p>15,463</text:p>
          </table:table-cell>
          <table:table-cell table:number-columns-repeated="2" table:style-name="ce38" office:value-type="float" office:value="8" calcext:value-type="float">
            <text:p>8</text:p>
          </table:table-cell>
          <table:table-cell table:style-name="ce63" office:value-type="float" office:value="-2525" calcext:value-type="float">
            <text:p><text:s text:c="7"/>－2,525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5112" calcext:value-type="float">
            <text:p>15,112</text:p>
          </table:table-cell>
          <table:table-cell table:style-name="ce39" office:value-type="float" office:value="413" calcext:value-type="float">
            <text:p>413</text:p>
          </table:table-cell>
          <table:table-cell table:style-name="ce39" office:value-type="float" office:value="1693" calcext:value-type="float">
            <text:p>1,693</text:p>
          </table:table-cell>
          <table:table-cell table:style-name="ce39" office:value-type="float" office:value="791" calcext:value-type="float">
            <text:p>791</text:p>
          </table:table-cell>
          <table:table-cell table:style-name="ce39" office:value-type="float" office:value="874" calcext:value-type="float">
            <text:p>874</text:p>
          </table:table-cell>
          <table:table-cell table:style-name="ce39" office:value-type="float" office:value="371" calcext:value-type="float">
            <text:p>371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257" calcext:value-type="float">
            <text:p>3,257</text:p>
          </table:table-cell>
          <table:table-cell table:style-name="ce39" office:value-type="float" office:value="6872" calcext:value-type="float">
            <text:p>6,872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6495" calcext:value-type="float">
            <text:p>16,495</text:p>
          </table:table-cell>
          <table:table-cell table:style-name="ce39" office:value-type="float" office:value="460" calcext:value-type="float">
            <text:p>460</text:p>
          </table:table-cell>
          <table:table-cell table:style-name="ce39" office:value-type="float" office:value="1800" calcext:value-type="float">
            <text:p>1,800</text:p>
          </table:table-cell>
          <table:table-cell table:style-name="ce39" office:value-type="float" office:value="1234" calcext:value-type="float">
            <text:p>1,234</text:p>
          </table:table-cell>
          <table:table-cell table:style-name="ce39" office:value-type="float" office:value="1331" calcext:value-type="float">
            <text:p>1,331</text:p>
          </table:table-cell>
          <table:table-cell table:style-name="ce39" office:value-type="float" office:value="634" calcext:value-type="float">
            <text:p>634</text:p>
          </table:table-cell>
          <table:table-cell table:style-name="ce39" office:value-type="float" office:value="771" calcext:value-type="float">
            <text:p>77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57" calcext:value-type="float">
            <text:p>3,257</text:p>
          </table:table-cell>
          <table:table-cell table:style-name="ce39" office:value-type="float" office:value="6872" calcext:value-type="float">
            <text:p>6,87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64" office:value-type="float" office:value="-1383" calcext:value-type="float">
            <text:p><text:s text:c="7"/>－1,383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8890" calcext:value-type="float">
            <text:p>18,890</text:p>
          </table:table-cell>
          <table:table-cell table:style-name="ce40" office:value-type="float" office:value="441" calcext:value-type="float">
            <text:p>441</text:p>
          </table:table-cell>
          <table:table-cell table:style-name="ce40" office:value-type="float" office:value="1766" calcext:value-type="float">
            <text:p>1,766</text:p>
          </table:table-cell>
          <table:table-cell table:style-name="ce40" office:value-type="float" office:value="835" calcext:value-type="float">
            <text:p>835</text:p>
          </table:table-cell>
          <table:table-cell table:style-name="ce40" office:value-type="float" office:value="1180" calcext:value-type="float">
            <text:p>1,180</text:p>
          </table:table-cell>
          <table:table-cell table:style-name="ce40" office:value-type="float" office:value="411" calcext:value-type="float">
            <text:p>411</text:p>
          </table:table-cell>
          <table:table-cell table:style-name="ce40" office:value-type="float" office:value="748" calcext:value-type="float">
            <text:p>74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967" calcext:value-type="float">
            <text:p>3,967</text:p>
          </table:table-cell>
          <table:table-cell table:style-name="ce40" office:value-type="float" office:value="8589" calcext:value-type="float">
            <text:p>8,589</text:p>
          </table:table-cell>
          <table:table-cell table:style-name="ce40" office:value-type="float" office:value="913" calcext:value-type="float">
            <text:p>91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0032" calcext:value-type="float">
            <text:p>20,032</text:p>
          </table:table-cell>
          <table:table-cell table:style-name="ce40" office:value-type="float" office:value="501" calcext:value-type="float">
            <text:p>501</text:p>
          </table:table-cell>
          <table:table-cell table:style-name="ce40" office:value-type="float" office:value="2321" calcext:value-type="float">
            <text:p>2,321</text:p>
          </table:table-cell>
          <table:table-cell table:style-name="ce40" office:value-type="float" office:value="1343" calcext:value-type="float">
            <text:p>1,343</text:p>
          </table:table-cell>
          <table:table-cell table:style-name="ce40" office:value-type="float" office:value="1568" calcext:value-type="float">
            <text:p>1,568</text:p>
          </table:table-cell>
          <table:table-cell table:style-name="ce40" office:value-type="float" office:value="728" calcext:value-type="float">
            <text:p>728</text:p>
          </table:table-cell>
          <table:table-cell table:style-name="ce40" office:value-type="float" office:value="882" calcext:value-type="float">
            <text:p>88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69" calcext:value-type="float">
            <text:p>3,969</text:p>
          </table:table-cell>
          <table:table-cell table:style-name="ce40" office:value-type="float" office:value="8591" calcext:value-type="float">
            <text:p>8,591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65" office:value-type="float" office:value="-1142" calcext:value-type="float">
            <text:p><text:s text:c="7"/>－1,142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15" calcext:value-type="float">
            <text:p>1,81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1108" calcext:value-type="float">
            <text:p>1,108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68" calcext:value-type="float">
            <text:p>1,968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1108" calcext:value-type="float">
            <text:p>1,10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53" calcext:value-type="float">
            <text:p><text:s text:c="7"/>－15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86" calcext:value-type="float">
            <text:p>78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484" calcext:value-type="float">
            <text:p>48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2" calcext:value-type="float">
            <text:p>86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484" calcext:value-type="float">
            <text:p>48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6" calcext:value-type="float">
            <text:p><text:s text:c="7"/>－76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29" calcext:value-type="float">
            <text:p>1,02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624" calcext:value-type="float">
            <text:p>62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06" calcext:value-type="float">
            <text:p>1,10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624" calcext:value-type="float">
            <text:p>62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77" calcext:value-type="float">
            <text:p><text:s text:c="7"/>－77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9301" calcext:value-type="float">
            <text:p>9,301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1566" calcext:value-type="float">
            <text:p>1,566</text:p>
          </table:table-cell>
          <table:table-cell table:style-name="ce41" office:value-type="float" office:value="660" calcext:value-type="float">
            <text:p>660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52" calcext:value-type="float">
            <text:p>1,452</text:p>
          </table:table-cell>
          <table:table-cell table:style-name="ce41" office:value-type="float" office:value="4402" calcext:value-type="float">
            <text:p>4,402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13" calcext:value-type="float">
            <text:p>8,613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1322" calcext:value-type="float">
            <text:p>1,322</text:p>
          </table:table-cell>
          <table:table-cell table:style-name="ce41" office:value-type="float" office:value="799" calcext:value-type="float">
            <text:p>799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9" calcext:value-type="float">
            <text:p>1,079</text:p>
          </table:table-cell>
          <table:table-cell table:style-name="ce41" office:value-type="float" office:value="4402" calcext:value-type="float">
            <text:p>4,402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63" office:value-type="float" office:value="688" calcext:value-type="float">
            <text:p>688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150" calcext:value-type="float">
            <text:p>4,15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721" calcext:value-type="float">
            <text:p>721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1955" calcext:value-type="float">
            <text:p>1,95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43" calcext:value-type="float">
            <text:p>3,843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547" calcext:value-type="float">
            <text:p>547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4" calcext:value-type="float">
            <text:p>494</text:p>
          </table:table-cell>
          <table:table-cell table:style-name="ce42" office:value-type="float" office:value="1955" calcext:value-type="float">
            <text:p>1,9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07" calcext:value-type="float">
            <text:p>307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151" calcext:value-type="float">
            <text:p>5,151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845" calcext:value-type="float">
            <text:p>845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0" calcext:value-type="float">
            <text:p>770</text:p>
          </table:table-cell>
          <table:table-cell table:style-name="ce43" office:value-type="float" office:value="2447" calcext:value-type="float">
            <text:p>2,447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70" calcext:value-type="float">
            <text:p>4,770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775" calcext:value-type="float">
            <text:p>775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5" calcext:value-type="float">
            <text:p>585</text:p>
          </table:table-cell>
          <table:table-cell table:style-name="ce43" office:value-type="float" office:value="2447" calcext:value-type="float">
            <text:p>2,44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381" calcext:value-type="float">
            <text:p>381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37" calcext:value-type="float">
            <text:p>2,137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680" calcext:value-type="float">
            <text:p>68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18" calcext:value-type="float">
            <text:p>2,01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680" calcext:value-type="float">
            <text:p>68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19" calcext:value-type="float">
            <text:p>119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81" calcext:value-type="float">
            <text:p>98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7" calcext:value-type="float">
            <text:p>437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1" calcext:value-type="float">
            <text:p>95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307" calcext:value-type="float">
            <text:p>30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0" calcext:value-type="float">
            <text:p>30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56" calcext:value-type="float">
            <text:p>1,15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4" calcext:value-type="float">
            <text:p>494</text:p>
          </table:table-cell>
          <table:table-cell table:style-name="ce43" office:value-type="float" office:value="373" calcext:value-type="float">
            <text:p>37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67" calcext:value-type="float">
            <text:p>1,06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373" calcext:value-type="float">
            <text:p>37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89" calcext:value-type="float">
            <text:p>89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69" calcext:value-type="float">
            <text:p>1,66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639" calcext:value-type="float">
            <text:p>639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5" calcext:value-type="float">
            <text:p>1,685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269" calcext:value-type="float">
            <text:p>26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639" calcext:value-type="float">
            <text:p>63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16" calcext:value-type="float">
            <text:p><text:s text:c="7"/>－16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97" calcext:value-type="float">
            <text:p>69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1" calcext:value-type="float">
            <text:p>71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254" calcext:value-type="float">
            <text:p>25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4" calcext:value-type="float">
            <text:p><text:s text:c="7"/>－14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72" calcext:value-type="float">
            <text:p>97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385" calcext:value-type="float">
            <text:p>385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4" calcext:value-type="float">
            <text:p>97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3" calcext:value-type="float">
            <text:p>253</text:p>
          </table:table-cell>
          <table:table-cell table:style-name="ce43" office:value-type="float" office:value="385" calcext:value-type="float">
            <text:p>38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2" calcext:value-type="float">
            <text:p><text:s text:c="7"/>－2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390" calcext:value-type="float">
            <text:p>3,390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470" calcext:value-type="float">
            <text:p>470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22" calcext:value-type="float">
            <text:p>522</text:p>
          </table:table-cell>
          <table:table-cell table:style-name="ce41" office:value-type="float" office:value="1813" calcext:value-type="float">
            <text:p>1,813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30" calcext:value-type="float">
            <text:p>4,030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7" calcext:value-type="float">
            <text:p>557</text:p>
          </table:table-cell>
          <table:table-cell table:style-name="ce41" office:value-type="float" office:value="1813" calcext:value-type="float">
            <text:p>1,8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640" calcext:value-type="float">
            <text:p><text:s text:c="7"/>－640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459" calcext:value-type="float">
            <text:p>1,45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94" calcext:value-type="float">
            <text:p>194</text:p>
          </table:table-cell>
          <table:table-cell table:number-columns-repeated="2"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842" calcext:value-type="float">
            <text:p>84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26" calcext:value-type="float">
            <text:p>1,82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357" calcext:value-type="float">
            <text:p>357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842" calcext:value-type="float">
            <text:p>84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67" calcext:value-type="float">
            <text:p><text:s text:c="7"/>－367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931" calcext:value-type="float">
            <text:p>1,931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76" calcext:value-type="float">
            <text:p>27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971" calcext:value-type="float">
            <text:p>971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04" calcext:value-type="float">
            <text:p>2,204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456" calcext:value-type="float">
            <text:p>456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9" calcext:value-type="float">
            <text:p>319</text:p>
          </table:table-cell>
          <table:table-cell table:style-name="ce43" office:value-type="float" office:value="971" calcext:value-type="float">
            <text:p>97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73" calcext:value-type="float">
            <text:p><text:s text:c="7"/>－273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38" calcext:value-type="float">
            <text:p>1,538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660" calcext:value-type="float">
            <text:p>66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79" calcext:value-type="float">
            <text:p>1,879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659" calcext:value-type="float">
            <text:p>65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341" calcext:value-type="float">
            <text:p><text:s text:c="7"/>－341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20" calcext:value-type="float">
            <text:p>72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8" calcext:value-type="float">
            <text:p>87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315" calcext:value-type="float">
            <text:p>3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58" calcext:value-type="float">
            <text:p><text:s text:c="7"/>－158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18" calcext:value-type="float">
            <text:p>81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344" calcext:value-type="float">
            <text:p>344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1" calcext:value-type="float">
            <text:p>1,00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63" calcext:value-type="float">
            <text:p>26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1" calcext:value-type="float">
            <text:p>201</text:p>
          </table:table-cell>
          <table:table-cell table:style-name="ce43" office:value-type="float" office:value="344" calcext:value-type="float">
            <text:p>34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83" calcext:value-type="float">
            <text:p><text:s text:c="7"/>－183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201" calcext:value-type="float">
            <text:p>2,20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float" office:value="949" calcext:value-type="float">
            <text:p>94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623" calcext:value-type="float">
            <text:p>2,623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9" calcext:value-type="float">
            <text:p>559</text:p>
          </table:table-cell>
          <table:table-cell table:style-name="ce41" office:value-type="float" office:value="949" calcext:value-type="float">
            <text:p>9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422" calcext:value-type="float">
            <text:p><text:s text:c="7"/>－422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45" calcext:value-type="float">
            <text:p>94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383" calcext:value-type="float">
            <text:p>38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1156" calcext:value-type="float">
            <text:p>1,15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211" calcext:value-type="float">
            <text:p><text:s text:c="7"/>－211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56" calcext:value-type="float">
            <text:p>1,25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6" calcext:value-type="float">
            <text:p>276</text:p>
          </table:table-cell>
          <table:table-cell table:style-name="ce43" office:value-type="float" office:value="566" calcext:value-type="float">
            <text:p>56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7" calcext:value-type="float">
            <text:p>1,46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5" calcext:value-type="float">
            <text:p>185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566" calcext:value-type="float">
            <text:p>56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11" calcext:value-type="float">
            <text:p><text:s text:c="7"/>－211</text:p>
          </table:table-cell>
          <table:table-cell table:style-name="ce68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36" calcext:value-type="float">
            <text:p>1,63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5" calcext:value-type="float">
            <text:p>605</text:p>
          </table:table-cell>
          <table:table-cell table:style-name="ce41" office:value-type="float" office:value="543" calcext:value-type="float">
            <text:p>543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20" calcext:value-type="float">
            <text:p>2,120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5" calcext:value-type="float">
            <text:p>735</text:p>
          </table:table-cell>
          <table:table-cell table:style-name="ce41" office:value-type="float" office:value="543" calcext:value-type="float">
            <text:p>5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484" calcext:value-type="float">
            <text:p><text:s text:c="7"/>－484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21" calcext:value-type="float">
            <text:p>72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67" calcext:value-type="float">
            <text:p>267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8" calcext:value-type="float">
            <text:p>96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254" calcext:value-type="float">
            <text:p>25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47" calcext:value-type="float">
            <text:p><text:s text:c="7"/>－24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15" calcext:value-type="float">
            <text:p>91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289" calcext:value-type="float">
            <text:p>28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2" calcext:value-type="float">
            <text:p>1,15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8" calcext:value-type="float">
            <text:p>408</text:p>
          </table:table-cell>
          <table:table-cell table:style-name="ce43" office:value-type="float" office:value="289" calcext:value-type="float">
            <text:p>28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237" calcext:value-type="float">
            <text:p><text:s text:c="7"/>－237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1263" calcext:value-type="float">
            <text:p>1,263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49" calcext:value-type="float">
            <text:p>3,049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746" calcext:value-type="float">
            <text:p>7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7" calcext:value-type="float">
            <text:p>337</text:p>
          </table:table-cell>
          <table:table-cell table:style-name="ce41" office:value-type="float" office:value="1266" calcext:value-type="float">
            <text:p>1,266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584" calcext:value-type="float">
            <text:p><text:s text:c="7"/>－584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95" calcext:value-type="float">
            <text:p>1,09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570" calcext:value-type="float">
            <text:p>57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0" calcext:value-type="float">
            <text:p>1,42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571" calcext:value-type="float">
            <text:p>57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25" calcext:value-type="float">
            <text:p><text:s text:c="7"/>－325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70" calcext:value-type="float">
            <text:p>1,37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693" calcext:value-type="float">
            <text:p>693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9" calcext:value-type="float">
            <text:p>1,62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90" calcext:value-type="float">
            <text:p>39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" calcext:value-type="float">
            <text:p>179</text:p>
          </table:table-cell>
          <table:table-cell table:style-name="ce43" office:value-type="float" office:value="695" calcext:value-type="float">
            <text:p>695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5" office:value-type="float" office:value="-259" calcext:value-type="float">
            <text:p><text:s text:c="7"/>－259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60" calcext:value-type="float">
            <text:p>76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9" calcext:value-type="float">
            <text:p>1,019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312" calcext:value-type="float">
            <text:p>31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59" calcext:value-type="float">
            <text:p><text:s text:c="7"/>－259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54" calcext:value-type="float">
            <text:p>15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34" calcext:value-type="float">
            <text:p><text:s text:c="7"/>－134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94" calcext:value-type="float">
            <text:p>39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9" calcext:value-type="float">
            <text:p>51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158" calcext:value-type="float">
            <text:p>15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25" calcext:value-type="float">
            <text:p><text:s text:c="7"/>－125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90" calcext:value-type="float">
            <text:p>1,490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38" calcext:value-type="float">
            <text:p>1,63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9" calcext:value-type="float">
            <text:p>339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48" calcext:value-type="float">
            <text:p><text:s text:c="7"/>－148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73" calcext:value-type="float">
            <text:p>67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1" calcext:value-type="float">
            <text:p>75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78" calcext:value-type="float">
            <text:p><text:s text:c="7"/>－7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17" calcext:value-type="float">
            <text:p>81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2" table:style-name="ce43" office:value-type="float" office:value="19" calcext:value-type="float">
            <text:p>19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458" calcext:value-type="float">
            <text:p>45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7" calcext:value-type="float">
            <text:p>88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458" calcext:value-type="float">
            <text:p>45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70" calcext:value-type="float">
            <text:p><text:s text:c="7"/>－70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02" calcext:value-type="float">
            <text:p>10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18" calcext:value-type="float">
            <text:p>11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5" calcext:value-type="float">
            <text:p><text:s text:c="7"/>－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9" calcext:value-type="float">
            <text:p>5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58" calcext:value-type="float">
            <text:p>5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9" calcext:value-type="float">
            <text:p>9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3" calcext:value-type="float">
            <text:p>4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60" calcext:value-type="float">
            <text:p>6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4" calcext:value-type="float">
            <text:p><text:s text:c="7"/>－14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70" calcext:value-type="float">
            <text:p>1,870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965" calcext:value-type="float">
            <text:p>965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79" calcext:value-type="float">
            <text:p>2,17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491" calcext:value-type="float">
            <text:p>491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965" calcext:value-type="float">
            <text:p>96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309" calcext:value-type="float">
            <text:p><text:s text:c="7"/>－309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31" calcext:value-type="float">
            <text:p>83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103" calcext:value-type="float">
            <text:p>103</text:p>
          </table:table-cell>
          <table:table-cell table:number-columns-repeated="2" table:style-name="ce42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408" calcext:value-type="float">
            <text:p>40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8" calcext:value-type="float">
            <text:p>93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08" calcext:value-type="float">
            <text:p>40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07" calcext:value-type="float">
            <text:p><text:s text:c="7"/>－10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39" calcext:value-type="float">
            <text:p>1,03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557" calcext:value-type="float">
            <text:p>557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41" calcext:value-type="float">
            <text:p>1,24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95" calcext:value-type="float">
            <text:p>295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557" calcext:value-type="float">
            <text:p>55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02" calcext:value-type="float">
            <text:p><text:s text:c="7"/>－20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38" calcext:value-type="float">
            <text:p>2,13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 table:style-name="ce41" office:value-type="float" office:value="85" calcext:value-type="float">
            <text:p>85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8" calcext:value-type="float">
            <text:p>788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20" calcext:value-type="float">
            <text:p>2,020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3" calcext:value-type="float">
            <text:p>673</text:p>
          </table:table-cell>
          <table:table-cell table:style-name="ce41" office:value-type="float" office:value="833" calcext:value-type="float">
            <text:p>83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118" calcext:value-type="float">
            <text:p>118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76" calcext:value-type="float">
            <text:p>97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7" calcext:value-type="float">
            <text:p>94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375" calcext:value-type="float">
            <text:p>375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4" office:value-type="float" office:value="29" calcext:value-type="float">
            <text:p>29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62" calcext:value-type="float">
            <text:p>1,16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458" calcext:value-type="float">
            <text:p>45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3" calcext:value-type="float">
            <text:p>1,07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4" calcext:value-type="float">
            <text:p>344</text:p>
          </table:table-cell>
          <table:table-cell table:style-name="ce43" office:value-type="float" office:value="458" calcext:value-type="float">
            <text:p>45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89" calcext:value-type="float">
            <text:p>89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04" calcext:value-type="float">
            <text:p>1,204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0" calcext:value-type="float">
            <text:p>570</text:p>
          </table:table-cell>
          <table:table-cell table:style-name="ce41" office:value-type="float" office:value="343" calcext:value-type="float">
            <text:p>343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2" calcext:value-type="float">
            <text:p>492</text:p>
          </table:table-cell>
          <table:table-cell table:style-name="ce41" office:value-type="float" office:value="343" calcext:value-type="float">
            <text:p>34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89" calcext:value-type="float">
            <text:p><text:s text:c="7"/>－89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05" calcext:value-type="float">
            <text:p>50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6" calcext:value-type="float">
            <text:p>546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2" table:style-name="ce42" office:value-type="float" office:value="37" calcext:value-type="float">
            <text:p>3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41" calcext:value-type="float">
            <text:p><text:s text:c="7"/>－41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99" calcext:value-type="float">
            <text:p>69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2" table:style-name="ce43" office:value-type="float" office:value="35" calcext:value-type="float">
            <text:p>3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206" calcext:value-type="float">
            <text:p>20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47" calcext:value-type="float">
            <text:p>74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4" calcext:value-type="float">
            <text:p>274</text:p>
          </table:table-cell>
          <table:table-cell table:style-name="ce43" office:value-type="float" office:value="206" calcext:value-type="float">
            <text:p>20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48" calcext:value-type="float">
            <text:p><text:s text:c="7"/>－48</text:p>
          </table:table-cell>
          <table:table-cell table:style-name="ce68" table:number-columns-repeated="993"/>
        </table:table-row>
        <table:table-row table:style-name="ro7">
          <table:table-cell table:style-name="ce14"/>
          <table:table-cell table:style-name="ce28" office:value-type="string" calcext:value-type="string">
            <text:p>計</text:p>
          </table:table-cell>
          <table:table-cell table:style-name="ce41" office:value-type="float" office:value="888" calcext:value-type="float">
            <text:p>88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28" calcext:value-type="float">
            <text:p>228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249" calcext:value-type="float">
            <text:p>24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5" calcext:value-type="float">
            <text:p>51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01" calcext:value-type="float">
            <text:p>10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69" calcext:value-type="float">
            <text:p>16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373" calcext:value-type="float">
            <text:p>373</text:p>
          </table:table-cell>
          <table:table-cell table:style-name="ce68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30" calcext:value-type="float">
            <text:p>13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4" calcext:value-type="float">
            <text:p>6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5" calcext:value-type="float">
            <text:p>8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41" calcext:value-type="float">
            <text:p>141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61" calcext:value-type="float">
            <text:p>46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19" calcext:value-type="float">
            <text:p>11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7" calcext:value-type="float">
            <text:p>3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4" calcext:value-type="float">
            <text:p>8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32" calcext:value-type="float">
            <text:p>23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25" calcext:value-type="float">
            <text:p>82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219" calcext:value-type="float">
            <text:p>21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74" calcext:value-type="float">
            <text:p>7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67" calcext:value-type="float">
            <text:p>16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363" calcext:value-type="float">
            <text:p>363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06" calcext:value-type="float">
            <text:p>10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5" calcext:value-type="float">
            <text:p>4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3" calcext:value-type="float">
            <text:p>8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31" calcext:value-type="float">
            <text:p>131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44" calcext:value-type="float">
            <text:p>44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13" calcext:value-type="float">
            <text:p>11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4" calcext:value-type="float">
            <text:p>8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32" calcext:value-type="float">
            <text:p>23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7" calcext:value-type="float">
            <text:p>2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0" office:value-type="float" office:value="10" calcext:value-type="float">
            <text:p>10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1" office:value-type="float" office:value="10" calcext:value-type="float">
            <text:p>10</text:p>
          </table:table-cell>
          <table:table-cell table:style-name="ce68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4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62" office:value-type="float" office:value="0" calcext:value-type="float">
            <text:p>－</text:p>
          </table:table-cell>
          <table:table-cell table:style-name="ce68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office:value-type="string" calcext:value-type="string" table:number-columns-spanned="5" table:number-rows-spanned="1">
            <text:p>內政部戶政司 民國100年7月6日編製</text:p>
          </table:table-cell>
          <table:covered-table-cell table:number-columns-repeated="4" table:style-name="ce51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7-07T09:59:09</meta:creation-date>
    <dc:creator>user</dc:creator>
    <dc:date>2011-07-07T09:59:37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